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ffffff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385cm" fo:min-width="4.326cm"/>
    </style:style>
    <style:style style:name="gr3" style:family="graphic" style:parent-style-name="objectwithoutfill">
      <style:graphic-properties svg:stroke-width="0.076cm" svg:stroke-color="#ffffff" draw:marker-start-width="0.314cm" draw:marker-end="Arrow" draw:marker-end-width="0.414cm" draw:fill="none" draw:fill-color="#ffffff" draw:textarea-vertical-align="middle" fo:padding-top="0.163cm" fo:padding-bottom="0.163cm" fo:padding-left="0.288cm" fo:padding-right="0.288cm"/>
    </style:style>
    <style:style style:name="gr4" style:family="graphic" style:parent-style-name="objectwithoutfill">
      <style:graphic-properties svg:stroke-width="0.051cm" svg:stroke-color="#ffffff" draw:marker-start-width="0.276cm" draw:marker-end="Arrow" draw:marker-end-width="0.376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76cm" svg:stroke-color="#ffffff" draw:marker-start-width="0.313cm" draw:marker-end="Arrow" draw:marker-end-width="0.413cm" draw:fill="none" draw:fill-color="#ffffff" draw:textarea-vertical-align="middle" fo:padding-top="0.162cm" fo:padding-bottom="0.162cm" fo:padding-left="0.287cm" fo:padding-right="0.287cm"/>
    </style:style>
    <style:style style:name="gr6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.616cm" fo:min-width="0cm"/>
    </style:style>
    <style:style style:name="P1" style:family="paragraph">
      <style:paragraph-properties fo:line-height="100%" fo:text-align="start"/>
      <style:text-properties fo:color="#ffffff" fo:font-weight="bold" style:font-weight-asian="bold" style:font-weight-complex="bold"/>
    </style:style>
    <style:style style:name="P2" style:family="paragraph">
      <style:paragraph-properties fo:line-height="100%" fo:text-align="start"/>
      <style:text-properties fo:color="#ffffff" style:font-name="Liberation Mono1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ffffff" fo:font-weight="bold"/>
    </style:style>
    <style:style style:name="P4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ffffff" fo:font-weight="bold" style:font-weight-asian="bold" style:font-weight-complex="bold"/>
    </style:style>
    <style:style style:name="P6" style:family="paragraph">
      <style:text-properties fo:color="#ffffff" style:font-name="Liberation Mono1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fo:color="#ffffff" fo:font-weight="bold"/>
    </style:style>
    <style:style style:name="P8" style:family="paragraph">
      <style:paragraph-properties fo:text-align="start"/>
      <style:text-properties fo:color="#ffffff" style:font-name="Liberation Mono1" fo:font-size="14pt" fo:font-weight="bold" style:font-size-asian="14pt" style:font-size-complex="14pt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paragraph-properties fo:text-align="start"/>
      <style:text-properties fo:color="#ffffff" fo:font-weight="bold" style:font-weight-asian="bold" style:font-weight-complex="bold"/>
    </style:style>
    <style:style style:name="P11" style:family="paragraph">
      <style:paragraph-properties fo:text-align="start"/>
      <style:text-properties fo:color="#ffffff" style:font-name="Liberation Mono1" fo:font-size="14pt" fo:font-weight="bold" style:font-size-asian="14pt" style:font-weight-asian="bold" style:font-size-complex="14pt" style:font-weight-complex="bold"/>
    </style:style>
    <style:style style:name="P12" style:family="paragraph">
      <style:text-properties fo:color="#000000" fo:font-weight="bold" style:font-weight-asian="bold" style:font-weight-complex="bold"/>
    </style:style>
    <style:style style:name="P13" style:family="paragraph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color="#ffffff" style:font-name="Liberation Mono1" fo:font-size="14pt" style:font-size-asian="14pt" style:font-weight-asian="bold" style:font-size-complex="14pt" style:font-weight-complex="bold"/>
    </style:style>
    <style:style style:name="T2" style:family="text">
      <style:text-properties fo:color="#ffffff" fo:font-size="16pt" style:font-size-asian="16pt" style:font-weight-asian="bold" style:font-size-complex="16pt" style:font-weight-complex="bold"/>
    </style:style>
    <style:style style:name="T3" style:family="text">
      <style:text-properties fo:color="#ffffff" style:font-name="Liberation Mono1" fo:font-size="14pt" style:font-size-asian="14pt" style:font-size-complex="14pt"/>
    </style:style>
    <style:style style:name="T4" style:family="text">
      <style:text-properties fo:color="#ffffff" fo:font-size="12pt" fo:font-style="italic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color="#fffff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985cm" svg:height="2.921cm" svg:x="1.529cm" svg:y="5.953cm">
          <draw:glue-point draw:id="4" svg:x="0.001cm" svg:y="-3.557cm" draw:align="bottom-left"/>
          <draw:glue-point draw:id="5" svg:x="-4.999cm" svg:y="0.653cm"/>
          <text:p text:style-name="P1"><text:span text:style-name="T1">a.out:</text:span></text:p>
          <text:p text:style-name="P1"><text:span text:style-name="T1"><text:tab/></text:span><text:span text:style-name="T1">...</text:span></text:p>
          <text:p text:style-name="P1"><text:span text:style-name="T1"><text:tab/></text:span><text:span text:style-name="T1">line_n: call()</text:span></text:p>
          <text:p text:style-name="P1"><text:span text:style-name="T1"><text:tab/></text:span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6.985cm" svg:height="1.397cm" svg:x="1.543cm" svg:y="9.001cm">
          <text:p text:style-name="P3"><text:span text:style-name="T2">1) Initial a.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6.725cm" svg:height="0.818cm" svg:x="8.688cm" svg:y="6.659cm">
          <draw:text-box>
            <text:p text:style-name="P5"><text:span text:style-name="T1">LD_PRELOAD=wrapper.so</text:span></text:p>
          </draw:text-box>
        </draw:frame>
        <draw:custom-shape draw:style-name="gr1" draw:text-style-name="P8" xml:id="id2" draw:id="id2" draw:layer="layout" svg:width="6.985cm" svg:height="2.794cm" svg:x="1.529cm" svg:y="3.032cm">
          <draw:glue-point draw:id="4" svg:x="-4.999cm" svg:y="-0.909cm"/>
          <text:p text:style-name="P7"><text:span text:style-name="T3">libc:</text:span></text:p>
          <text:p text:style-name="P7"><text:span text:style-name="T3"><text:tab/></text:span><text:span text:style-name="T3">call(){</text:span></text:p>
          <text:p text:style-name="P7"><text:span text:style-name="T3"><text:tab/></text:span><text:span text:style-name="T3"><text:tab/></text:span><text:span text:style-name="T3">...</text:span></text:p>
          <text:p text:style-name="P7"><text:span text:style-name="T3"><text:tab/></text:span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9" draw:layer="layout" draw:type="curve" draw:line-skew="-0.573cm" svg:x1="1.53cm" svg:y1="7.603cm" svg:x2="1.53cm" svg:y2="4.176cm" draw:start-shape="id1" draw:start-glue-point="5" draw:end-shape="id2" draw:end-glue-point="4" svg:d="M1530 7603c-1651 0-1651-3427 0-3427" svg:viewBox="0 0 1239 3428">
          <text:p/>
        </draw:connector>
        <draw:custom-shape draw:style-name="gr1" draw:text-style-name="P11" xml:id="id4" draw:id="id4" draw:layer="layout" svg:width="6.985cm" svg:height="2.794cm" svg:x="15.805cm" svg:y="0.111cm">
          <draw:glue-point draw:id="4" svg:x="4.984cm" svg:y="-0.909cm"/>
          <text:p text:style-name="P10"><text:span text:style-name="T3">libc:</text:span></text:p>
          <text:p text:style-name="P10"><text:span text:style-name="T3"><text:tab/></text:span><text:span text:style-name="T3">call(){</text:span></text:p>
          <text:p text:style-name="P10"><text:span text:style-name="T3"><text:tab/></text:span><text:span text:style-name="T3"><text:tab/></text:span><text:span text:style-name="T3">...</text:span></text:p>
          <text:p text:style-name="P10"><text:span text:style-name="T3"><text:tab/></text:span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xml:id="id3" draw:id="id3" draw:layer="layout" svg:width="6.985cm" svg:height="2.794cm" svg:x="15.805cm" svg:y="3.032cm">
          <draw:glue-point draw:id="4" svg:x="4.984cm" svg:y="-0.909cm"/>
          <text:p text:style-name="P10"><text:span text:style-name="T1">wrapper.so:</text:span></text:p>
          <text:p text:style-name="P10"><text:span text:style-name="T1"><text:tab/></text:span><text:span text:style-name="T1">call(){</text:span></text:p>
          <text:p text:style-name="P10"><text:span text:style-name="T1"><text:tab/></text:span><text:span text:style-name="T1"><text:tab/></text:span><text:span text:style-name="T1">...</text:span></text:p>
          <text:p text:style-name="P10"><text:span text:style-name="T1"><text:tab/></text:span><text:span text:style-name="T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9" draw:layer="layout" draw:type="curve" draw:line-skew="0.533cm" svg:x1="22.778cm" svg:y1="4.176cm" svg:x2="22.778cm" svg:y2="1.255cm" draw:start-shape="id3" draw:start-glue-point="4" draw:end-shape="id4" draw:end-glue-point="4" svg:d="M22778 4176c1605 0 1605-2921 0-2921" svg:viewBox="0 0 1205 2922">
          <text:p/>
        </draw:connector>
        <draw:connector draw:style-name="gr4" draw:text-style-name="P9" draw:layer="layout" draw:type="line" svg:x1="8.514cm" svg:y1="7.413cm" svg:x2="15.805cm" svg:y2="7.413cm" draw:start-shape="id1" draw:start-glue-point="1" draw:end-shape="id5" draw:end-glue-point="3" svg:d="M8514 7413h7291" svg:viewBox="0 0 7292 1">
          <text:p/>
        </draw:connector>
        <draw:connector draw:style-name="gr5" draw:text-style-name="P9" draw:layer="layout" draw:type="curve" draw:line-skew="0.584cm" svg:x1="22.778cm" svg:y1="7.73cm" svg:x2="22.778cm" svg:y2="4.176cm" draw:start-shape="id5" draw:start-glue-point="5" draw:end-shape="id3" draw:end-glue-point="4" svg:d="M22778 7730c1681 0 1681-3554 0-3554" svg:viewBox="0 0 1262 3555">
          <text:p/>
        </draw:connector>
        <draw:custom-shape draw:style-name="gr1" draw:text-style-name="P4" draw:layer="layout" svg:width="6.985cm" svg:height="1.397cm" svg:x="15.794cm" svg:y="9.001cm">
          <text:p text:style-name="P3"><text:span text:style-name="T2">2) a.out preloaded </text:span></text:p>
          <text:p text:style-name="P3"><text:span text:style-name="T2">with shared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3" draw:layer="layout" svg:width="4.456cm" svg:height="0.866cm" draw:transform="rotate (-0.0258308729295165) translate (23.934cm 2.207cm)">
          <draw:text-box>
            <text:p text:style-name="P12"><text:span text:style-name="T4">(probability </text:span><text:span text:style-name="T5">1-p</text:span><text:span text:style-name="T4">)</text:span></text:p>
          </draw:text-box>
        </draw:frame>
        <draw:custom-shape draw:style-name="gr1" draw:text-style-name="P2" xml:id="id5" draw:id="id5" draw:layer="layout" svg:width="6.985cm" svg:height="2.921cm" svg:x="15.805cm" svg:y="5.953cm">
          <draw:glue-point draw:id="4" svg:x="0.001cm" svg:y="-3.557cm" draw:align="bottom-left"/>
          <draw:glue-point draw:id="5" svg:x="4.984cm" svg:y="1.088cm"/>
          <text:p text:style-name="P1"><text:span text:style-name="T1">a.out:</text:span></text:p>
          <text:p text:style-name="P1"><text:span text:style-name="T1"><text:tab/></text:span><text:span text:style-name="T1">...</text:span></text:p>
          <text:p text:style-name="P1"><text:span text:style-name="T1"><text:tab/></text:span><text:span text:style-name="T1">line_n: call()</text:span></text:p>
          <text:p text:style-name="P1"><text:span text:style-name="T1"><text:tab/></text:span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0.6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1:14:11.799912846</meta:creation-date>
    <dc:date>2016-12-16T15:23:48.108037811</dc:date>
    <meta:editing-duration>PT54M55S</meta:editing-duration>
    <meta:editing-cycles>40</meta:editing-cycles>
    <meta:generator>LibreOffice/4.2.8.2$Linux_X86_64 LibreOffice_project/420m0$Build-2</meta:generator>
    <meta:document-statistic meta:object-count="13"/>
  </office:meta>
</office:document-meta>
</file>